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" svg:font-family="'Apple Color Emoji', 'Android Emoji', EmojiSymbols, Symbola, 'lucida grande', tahoma, verdan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476cm"/>
    </style:style>
    <style:style style:name="Tableau1.B" style:family="table-column">
      <style:table-column-properties style:column-width="7.514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C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455cm" fo:keep-together="always"/>
    </style:style>
    <style:style style:name="Tableau1.A6" style:family="table-cell" style:data-style-name="N100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9" style:family="table-row">
      <style:table-row-properties style:min-row-height="0.397cm" fo:keep-together="always"/>
    </style:style>
    <style:style style:name="Tableau1.A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9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8" style:family="table">
      <style:table-properties style:width="3cm" table:align="left"/>
    </style:style>
    <style:style style:name="Tableau8.A" style:family="table-column">
      <style:table-column-properties style:column-width="1.002cm"/>
    </style:style>
    <style:style style:name="Tableau8.B" style:family="table-column">
      <style:table-column-properties style:column-width="1.007cm"/>
    </style:style>
    <style:style style:name="Tableau8.C" style:family="table-column">
      <style:table-column-properties style:column-width="0.991cm"/>
    </style:style>
    <style:style style:name="Tableau8.A1" style:family="table-cell">
      <style:table-cell-properties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au8.B1" style:family="table-cell">
      <style:table-cell-properties style:vertical-align=""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au8.C1" style:family="table-cell">
      <style:table-cell-properties style:vertical-align="" fo:background-color="#e6e6e6" fo:padding="0.041cm" fo:border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1.305cm"/>
    </style:style>
    <style:style style:name="Tableau6.C" style:family="table-column">
      <style:table-column-properties style:column-width="3.316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A3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4" style:family="table-row">
      <style:table-row-properties style:min-row-height="0.226cm" fo:keep-together="always"/>
    </style:style>
    <style:style style:name="Tableau6.A4" style:family="table-cell" style:data-style-name="N100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4" style:family="table-cell" style:data-style-name="N100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4" style:family="table-cell" style:data-style-name="N100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5" style:family="table-row">
      <style:table-row-properties style:min-row-height="0.256cm" fo:keep-together="always"/>
    </style:style>
    <style:style style:name="Tableau6.6" style:family="table-row">
      <style:table-row-properties style:min-row-height="0.397cm" fo:keep-together="always"/>
    </style:style>
    <style:style style:name="Tableau6.A6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7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966cd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43919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ibri" fo:font-size="8pt" fo:font-weight="normal" officeooo:paragraph-rsid="0272130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64c62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b31e65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74b25e" style:font-size-asian="10pt" style:font-size-complex="10pt"/>
    </style:style>
    <style:style style:name="P35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36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2956c4f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4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b45bad" style:font-size-asian="7pt" style:font-style-asian="normal" style:font-size-complex="7pt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7pt" fo:font-style="normal" fo:font-weight="bold" officeooo:rsid="003ad84c" officeooo:paragraph-rsid="02b42ec4" style:font-size-asian="7pt" style:font-style-asian="normal" style:font-weight-asian="bold" style:font-size-complex="7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a8aa07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77710" style:font-size-asian="6pt" style:font-style-asian="normal" style:font-weight-asian="normal" style:font-size-complex="6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aa76b" style:font-size-asian="6pt" style:font-style-asian="normal" style:font-weight-asian="normal" style:font-size-complex="6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fb661c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69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4c4c4c" style:font-name="Calibri" fo:font-size="6pt" fo:font-style="normal" fo:font-weight="normal" officeooo:rsid="00300d16" officeooo:paragraph-rsid="0292b3ae" style:font-size-asian="6pt" style:font-style-asian="normal" style:font-weight-asian="normal" style:font-size-complex="6pt" style:font-style-complex="normal" style:font-weight-complex="normal"/>
    </style:style>
    <style:style style:name="P75" style:family="paragraph" style:parent-style-name="Textformatvorlage">
      <style:text-properties officeooo:paragraph-rsid="0274b25e"/>
    </style:style>
    <style:style style:name="P76" style:family="paragraph" style:parent-style-name="Textformatvorlage">
      <style:text-properties fo:color="#ffffff" officeooo:paragraph-rsid="0274b25e"/>
    </style:style>
    <style:style style:name="P77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2956c4f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45bad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1549a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b42ec4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Calibri" fo:font-size="8pt" officeooo:rsid="02b999ae" officeooo:paragraph-rsid="02b999ae" style:font-size-asian="8pt" style:font-size-complex="8pt" style:text-rotation-angle="270" style:text-rotation-scale="line-height"/>
    </style:style>
    <style:style style:name="P8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officeooo:rsid="027ee635" style:font-size-complex="10pt"/>
    </style:style>
    <style:style style:name="T9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1c94cc"/>
    </style:style>
    <style:style style:name="T17" style:family="text">
      <style:text-properties officeooo:rsid="0227e1a4"/>
    </style:style>
    <style:style style:name="T18" style:family="text">
      <style:text-properties officeooo:rsid="02461dd8"/>
    </style:style>
    <style:style style:name="T19" style:family="text">
      <style:text-properties officeooo:rsid="0263ed43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26cc667" style:font-style-asian="normal" style:font-style-complex="normal"/>
    </style:style>
    <style:style style:name="T22" style:family="text">
      <style:text-properties fo:font-style="normal" officeooo:rsid="026ebb67" style:font-style-asian="normal" style:font-style-complex="normal"/>
    </style:style>
    <style:style style:name="T23" style:family="text">
      <style:text-properties fo:font-style="normal" officeooo:rsid="027314bc" style:font-style-asian="normal" style:font-style-complex="normal"/>
    </style:style>
    <style:style style:name="T24" style:family="text">
      <style:text-properties fo:font-style="normal" officeooo:rsid="026966cd" style:font-style-asian="normal" style:font-style-complex="normal"/>
    </style:style>
    <style:style style:name="T25" style:family="text">
      <style:text-properties fo:font-style="normal" officeooo:rsid="026b854a" style:font-style-asian="normal" style:font-style-complex="normal"/>
    </style:style>
    <style:style style:name="T26" style:family="text">
      <style:text-properties fo:font-style="normal" officeooo:rsid="00300d16" style:font-style-asian="normal" style:font-style-complex="normal"/>
    </style:style>
    <style:style style:name="T27" style:family="text">
      <style:text-properties fo:font-style="normal" officeooo:rsid="02721301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officeooo:rsid="02643919"/>
    </style:style>
    <style:style style:name="T31" style:family="text">
      <style:text-properties officeooo:rsid="028462d7"/>
    </style:style>
    <style:style style:name="T32" style:family="text">
      <style:text-properties fo:font-style="italic" style:font-style-asian="italic" style:font-style-complex="italic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7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6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7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0"><text:span text:style-name="T10">Ordre de production</text:span> <text:span text:style-name="T9">N°: </text:span><text:span text:style-name="T9"><text:text-input text:description="&lt;o.name&gt;">Order No</text:text-input></text:span></text:p>
          </table:table-cell>
          <table:table-cell table:style-name="Tableau7.B1" office:value-type="string">
            <text:p text:style-name="P21"><text:text-input text:description="&lt;if test=&quot;o.date_start and o.date_finished&quot;&gt;">If</text:text-input></text:p>
            <text:p text:style-name="P47"><text:span text:style-name="T14">Planifié</text:span> <text:span text:style-name="T11">du</text:span> <text:span text:style-name="T5"><text:text-input text:description="&lt;formatLang(o.date_start,date=True)&gt;">Date de début</text:text-input></text:span></text:p>
            <text:p text:style-name="P47"><text:span text:style-name="T15">jusqu'au </text:span><text:span text:style-name="T5"><text:text-input text:description="&lt;formatLang(o.date_finished,date=True)&gt;">Date de fin</text:text-input></text:span></text:p>
            <text:p text:style-name="P20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9">Origine</text:p>
            </table:table-cell>
            <table:table-cell table:style-name="Tableau5.A1" office:value-type="string">
              <text:p text:style-name="P39">Produit</text:p>
            </table:table-cell>
            <table:table-cell table:style-name="Tableau5.C1" office:value-type="string">
              <text:p text:style-name="P40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1"><text:text-input text:description="&lt;o.origin&gt;">Origine</text:text-input></text:p>
          </table:table-cell>
          <table:table-cell table:style-name="Tableau5.A2" office:value-type="float" office:value="0">
            <text:p text:style-name="P29"><text:span text:style-name="T12"><text:text-input text:description="&lt;(o.bom_id and (o.bom_id.name)) or ''&gt;">Code</text:text-input></text:span> <text:span text:style-name="T16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30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73">BL</text:p>
            </table:table-cell>
            <table:table-cell table:style-name="Tableau4.B1" office:value-type="string">
              <text:p text:style-name="P41">CP</text:p>
            </table:table-cell>
            <table:table-cell table:style-name="Tableau4.B1" office:value-type="string">
              <text:p text:style-name="P42">Client</text:p>
            </table:table-cell>
            <table:table-cell table:style-name="Tableau4.D1" office:value-type="string">
              <text:p text:style-name="P43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8"><text:text-input text:description="&lt;o.move_prod_id and o.move_prod_id.picking_id  and o.move_prod_id.picking_id.name&gt;">BL</text:text-input></text:p>
          </table:table-cell>
          <table:table-cell table:style-name="Tableau4.B2" office:value-type="float" office:value="0">
            <text:p text:style-name="P32"><text:text-input text:description="&lt;o.partner_address_id and o.partner_address_id.zip&gt;">Code postal</text:text-input></text:p>
          </table:table-cell>
          <table:table-cell table:style-name="Tableau4.B2" office:value-type="float" office:value="0">
            <text:p text:style-name="P32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32"><text:text-input text:description="&lt;o.partner_address_id and o.partner_address_id.city&gt;">Ville</text:text-input></text:p>
          </table:table-cell>
        </table:table-row>
      </table:table>
      <text:p text:style-name="P24"><text:text-input text:description="&lt;if test=&quot;o.note&quot;&gt;">If</text:text-input></text:p>
      <text:p text:style-name="P37"/>
      <text:p text:style-name="P78"><text:text-input text:description="&lt;format(o.note or '')&gt;">Notes</text:text-input></text:p>
      <text:p text:style-name="P24"><text:text-input text:description="&lt;/if&gt;">Endif</text:text-input></text:p>
      <text:p text:style-name="P4"/>
      <text:p text:style-name="P10"><text:span text:style-name="T23">Début d'</text:span><text:span text:style-name="T24">approvisionnement </text:span><text:span text:style-name="T25">aux alentours du</text:span><text:span text:style-name="T24"> </text:span><text:span text:style-name="T26"><text:text-input text:description="&lt;formatLang(date_procurement(o) ,date=True)&gt;">date d'appro.</text:text-input></text:span><text:span text:style-name="T26">.</text:span></text:p>
      <text:p text:style-name="P11"><text:span text:style-name="T30">Début de fabrication prévue pour le </text:span><text:span text:style-name="T26"><text:text-input text:description="&lt;formatLang(o.date_planned,date=True)&gt;">date prévue</text:text-input></text:span><text:span text:style-name="T26">.</text:span></text:p>
      <text:p text:style-name="P12"><text:span text:style-name="T19">Livraison planifiée pour le </text:span><text:span text:style-name="T26"><text:text-input text:description="&lt;formatLang(o.move_prod_id and o.move_prod_id.picking_id  and o.move_prod_id.picking_id.date,date=True)&gt;">date de livraison</text:text-input></text:span><text:span text:style-name="T26">.</text:span></text:p>
      <text:p text:style-name="P13"><text:span text:style-name="T22">L</text:span><text:span text:style-name="T21">ivraison </text:span><text:span text:style-name="T22">probable </text:span><text:span text:style-name="T25">aux alentours</text:span><text:span text:style-name="T21"> </text:span><text:span text:style-name="T27">du</text:span><text:span text:style-name="T21"> </text:span><text:span text:style-name="T26"><text:text-input text:description="&lt;formatLang(date_shipping(o) ,date=True)&gt;">date de livraison</text:text-input></text:span><text:span text:style-name="T26">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4">Produit</text:p>
            </table:table-cell>
            <table:covered-table-cell/>
            <table:table-cell table:style-name="Tableau1.A1" office:value-type="string">
              <text:p text:style-name="P38"><text:s/><text:span text:style-name="T17">Qté</text:span> </text:p>
            </table:table-cell>
            <table:table-cell table:style-name="Tableau1.A1" office:value-type="string">
              <text:p text:style-name="P46">Unité</text:p>
            </table:table-cell>
            <table:table-cell table:style-name="Tableau1.A1" office:value-type="string">
              <text:p text:style-name="P85">☐</text:p>
            </table:table-cell>
            <table:table-cell table:style-name="Tableau1.A1" office:value-type="string">
              <text:p text:style-name="P45">État <text:span text:style-name="T18">du mouvement</text:span></text:p>
            </table:table-cell>
            <table:table-cell table:style-name="Tableau1.G1" office:value-type="string">
              <text:p text:style-name="P84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5"><text:text-input text:description="&lt;for each=&quot;line in o.move_all_src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table:number-columns-spanned="2" office:value-type="float" office:value="0">
            <text:p text:style-name="P28"><text:text-input text:description="&lt;line.product_id.code&gt;">Référence</text:text-input></text:p>
            <text:p text:style-name="P55"><text:text-input text:description="&lt;line.product_id.name&gt;">Nom</text:text-input></text:p>
            <text:p text:style-name="P63"><text:text-input text:description="&lt;manufacturer(line.product_id)&gt;">Marque</text:text-input></text:p>
            <text:p text:style-name="P80"/>
          </table:table-cell>
          <table:covered-table-cell/>
          <table:table-cell table:style-name="Tableau1.C3" table:number-rows-spanned="3" office:value-type="float" office:value="0">
            <text:p text:style-name="P17"><text:text-input text:description="&lt;formatLang( line.product_qty)&gt;">0.00</text:text-input></text:p>
          </table:table-cell>
          <table:table-cell table:style-name="Tableau1.C3" table:number-rows-spanned="3" office:value-type="float" office:value="0">
            <text:p text:style-name="P33"><text:text-input text:description="&lt;line.product_uom and line.product_uom.name&gt;">Uom</text:text-input></text:p>
          </table:table-cell>
          <table:table-cell table:style-name="Tableau1.C3" table:number-rows-spanned="3" office:value-type="float" office:value="0">
            <text:p text:style-name="P22"><text:text-input text:description="&lt;if test=&quot;line.status_received&quot;&gt;">If</text:text-input></text:p>
            <text:p text:style-name="P57">☑</text:p>
            <text:p text:style-name="P52"><text:span text:style-name="T6"><text:text-input text:description="&lt;/if&gt;">Endif</text:text-input></text:span> </text:p>
            <text:p text:style-name="P22"><text:text-input text:description="&lt;if test=&quot;not line.status_received&quot;&gt;">If</text:text-input></text:p>
            <text:p text:style-name="P58">☐</text:p>
            <text:p text:style-name="P52"><text:span text:style-name="T6"><text:text-input text:description="&lt;/if&gt;">Endif</text:text-input></text:span><text:span text:style-name="T13"> </text:span></text:p>
          </table:table-cell>
          <table:table-cell table:style-name="Tableau1.C3" office:value-type="float" office:value="0">
            <text:p text:style-name="P50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 office:value-type="float" office:value="0">
            <text:p text:style-name="P83"><text:span text:style-name="T7"><text:text-input text:description="&lt;if test=&quot;line.state == 'done' &quot;&gt;">If</text:text-input></text:span><text:span text:style-name="T29">Terminé</text:span><text:span text:style-name="T7"><text:text-input text:description="&lt;/if&gt;">Endif</text:text-input></text:span></text:p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49"><text:text-input text:description="&lt;line.status_status&gt;">Statut</text:text-input></text:p>
            <text:p text:style-name="P79"><text:text-input text:description="&lt;if test=&quot;line.product_id.procure_method == 'make_to_stock' &quot;&gt;">If</text:text-input></text:p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51"><text:text-input text:description="&lt;line.product_id.loc_rack or '-'&gt;">Rayon</text:text-input></text:p>
                </table:table-cell>
                <table:table-cell table:style-name="Tableau8.B1" office:value-type="string">
                  <text:p text:style-name="P51"><text:text-input text:description="&lt;line.product_id.loc_row  or '-'&gt;">Rangée</text:text-input></text:p>
                </table:table-cell>
                <table:table-cell table:style-name="Tableau8.C1" office:value-type="string">
                  <text:p text:style-name="P51"><text:text-input text:description="&lt;line.product_id.loc_case  or '-'&gt;">Casier</text:text-input></text:p>
                </table:table-cell>
              </table:table-row>
            </table:table>
            <text:p text:style-name="P81"><text:text-input text:description="&lt;/if&gt;">Endif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64"><text:text-input text:description="&lt;line.status_dedicated&gt;">Réservé</text:text-input></text:p>
            <text:p text:style-name="P66"><text:text-input text:description="&lt;if test=&quot;not line.status_received&quot;&gt;">If</text:text-input></text:p>
            <text:p text:style-name="P74"><text:span text:style-name="T19">Livraison le </text:span><text:text-input text:description="&lt;formatLang(line.date_expected ,date=True)&gt;">date prévue</text:text-input></text:p>
            <text:p text:style-name="P65"><text:text-input text:description="&lt;/if&gt;">Endif</text:text-input></text:p>
          </table:table-cell>
          <table:covered-table-cell/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for each=&quot;packline in line.product_id.purchase_pack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office:value-type="float" office:value="0">
            <text:p text:style-name="Table_20_Contents">►</text:p>
          </table:table-cell>
          <table:table-cell table:style-name="Tableau1.A3" office:value-type="float" office:value="0">
            <text:p text:style-name="P26"><text:text-input text:description="&lt;packline.product_id.code&gt;">Référence</text:text-input></text:p>
            <text:p text:style-name="P53"><text:text-input text:description="&lt;packline.product_id.name&gt;">Nom</text:text-input></text:p>
            <text:p text:style-name="P61"><text:text-input text:description="&lt;manufacturer(packline.product_id)&gt;">Marque</text:text-input></text:p>
          </table:table-cell>
          <table:table-cell table:style-name="Tableau1.C3" office:value-type="float" office:value="0">
            <text:p text:style-name="P17"><text:text-input text:description="&lt;formatLang( packline.quantity)&gt;">0.00</text:text-input></text:p>
          </table:table-cell>
          <table:table-cell table:style-name="Tableau1.C3" office:value-type="float" office:value="0">
            <text:p text:style-name="P33"><text:text-input text:description="&lt;packline.product_uom_id and packline.product_uom_id.name&gt;">Uom</text:text-input></text:p>
          </table:table-cell>
          <table:table-cell table:style-name="Tableau1.C3">
            <text:p text:style-name="P16"/>
          </table:table-cell>
          <table:table-cell table:style-name="Tableau1.C3" office:value-type="float" office:value="0">
            <text:p text:style-name="P48">Lot de matériel</text:p>
          </table:table-cell>
          <table:table-cell table:style-name="Tableau1.G3">
            <text:p text:style-name="P56"/>
          </table:table-cell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6" office:value-type="float" office:value="0">
            <text:p text:style-name="P35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9">
            <text:p text:style-name="P35"/>
          </table:table-cell>
        </table:table-row>
      </table:table>
      <text:p text:style-name="P77"/>
      <text:p text:style-name="P23"><text:text-input text:description="&lt;if test=&quot;o.move_prod_id and o.move_prod_id.picking_id and picking(data) 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69">Produit<text:span text:style-name="T31">s</text:span><text:span text:style-name="T8"> associés à cette commande</text:span></text:p>
            </table:table-cell>
            <table:table-cell table:style-name="Tableau6.A1" office:value-type="string">
              <text:p text:style-name="P72"><text:s/><text:span text:style-name="T17">Qté</text:span> </text:p>
            </table:table-cell>
            <table:table-cell table:style-name="Tableau6.A1" office:value-type="string">
              <text:p text:style-name="P71">Unité</text:p>
            </table:table-cell>
            <table:table-cell table:style-name="Tableau6.A1" office:value-type="string">
              <text:p text:style-name="P70">☐</text:p>
            </table:table-cell>
            <table:table-cell table:style-name="Tableau6.A1" office:value-type="string">
              <text:p text:style-name="P68">État <text:span text:style-name="T18">du mouvement</text:span></text:p>
            </table:table-cell>
            <table:table-cell table:style-name="Tableau6.F1" office:value-type="string">
              <text:p text:style-name="P76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6"><text:text-input text:description="&lt;for each=&quot;move in o.move_prod_id.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5"><text:text-input text:description="&lt;if test=&quot;move.id &lt;&gt; o.move_prod_id.id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rows-spanned="2" office:value-type="float" office:value="0">
            <text:p text:style-name="P27"><text:text-input text:description="&lt;move.product_id.code&gt;">Référence</text:text-input></text:p>
            <text:p text:style-name="P54"><text:text-input text:description="&lt;move.product_id.name&gt;">Nom</text:text-input></text:p>
            <text:p text:style-name="P62"><text:text-input text:description="&lt;manufacturer(move.product_id)&gt;">Marque</text:text-input></text:p>
          </table:table-cell>
          <table:table-cell table:style-name="Tableau6.B4" table:number-rows-spanned="2" office:value-type="float" office:value="0">
            <text:p text:style-name="P18"><text:text-input text:description="&lt;formatLang( move.product_qty)&gt;">0.00</text:text-input></text:p>
          </table:table-cell>
          <table:table-cell table:style-name="Tableau6.B4" table:number-rows-spanned="2" office:value-type="float" office:value="0">
            <text:p text:style-name="P34"><text:text-input text:description="&lt;move.product_uom and move.product_uom.name&gt;">Uom</text:text-input></text:p>
          </table:table-cell>
          <table:table-cell table:style-name="Tableau6.B4" table:number-rows-spanned="2">
            <text:p text:style-name="P59"/>
          </table:table-cell>
          <table:table-cell table:style-name="Tableau6.B4" office:value-type="float" office:value="0">
            <text:p text:style-name="P14"><text:text-input text:description="&lt;get_selection_item(move,&quot;state&quot;)&gt;">Etat</text:text-input></text:p>
          </table:table-cell>
          <table:table-cell table:style-name="Tableau6.F4" table:number-rows-spanned="2">
            <text:p text:style-name="P75"/>
          </table:table-cell>
        </table:table-row>
        <table:table-row table:style-name="Tableau6.5">
          <table:covered-table-cell/>
          <table:covered-table-cell/>
          <table:covered-table-cell/>
          <table:covered-table-cell/>
          <table:table-cell table:style-name="Tableau6.B4" office:value-type="float" office:value="0">
            <text:p text:style-name="P15"><text:text-input text:description="&lt;move.move_origin or move.picking_id.origin&gt;">Etat</text:text-input></text:p>
          </table:table-cell>
          <table:covered-table-cell/>
        </table:table-row>
        <table:table-row table:style-name="Tableau6.6">
          <table:table-cell table:style-name="Tableau6.A6" table:number-columns-spanned="6" office:value-type="float" office:value="0">
            <text:p text:style-name="P2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7" table:number-columns-spanned="6" office:value-type="float" office:value="0">
            <text:p text:style-name="P3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2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pple Color Emoji" svg:font-family="'Apple Color Emoji', 'Android Emoji', EmojiSymbols, Symbola, 'lucida grande', tahoma, verdan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2-24T10:37:30.890000000</dc:date>
    <meta:editing-duration>P1DT9H27M33S</meta:editing-duration>
    <meta:editing-cycles>859</meta:editing-cycles>
    <meta:generator>LibreOffice/4.1.0.4$Windows_x86 LibreOffice_project/89ea49ddacd9aa532507cbf852f2bb22b1ace28</meta:generator>
    <meta:document-statistic meta:table-count="8" meta:image-count="0" meta:object-count="0" meta:page-count="1" meta:paragraph-count="87" meta:word-count="165" meta:character-count="854" meta:non-whitespace-character-count="770"/>
    <meta:user-defined meta:name="Info 1"/>
    <meta:user-defined meta:name="Info 2"/>
    <meta:user-defined meta:name="Info 3"/>
    <meta:user-defined meta:name="Info 4"/>
  </office:meta>
</office:document-meta>
</file>